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77bc65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#81d41a"/>
    </style:style>
    <style:style style:name="P4" style:family="paragraph" style:parent-style-name="Standard">
      <style:text-properties fo:background-color="#729fcf"/>
    </style:style>
    <style:style style:name="T1" style:family="text">
      <style:text-properties fo:background-color="#77bc65" loext:char-shading-value="0"/>
    </style:style>
    <style:style style:name="T2" style:family="text">
      <style:text-properties fo:background-color="#77bc65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DO @gerardo :</text:p>
      <text:p text:style-name="Standard">0)We are missing 100k stories (but that's not dramatic) to compare us with (Fan 2017) (they used 303358) *_TODO.1.3.19_* (edited) </text:p>
      <text:p text:style-name="Standard">Fan reference article http://anthology.aclweb.org/attachments/P/P18/P18-1082.Notes.pdf</text:p>
      <text:p text:style-name="Standard">How to preprocess the WP corpus:</text:p>
      <text:p text:style-name="P1">1) Maximum 1000 words stories *_DONE_*</text:p>
      <text:p text:style-name="P1">2) Minumum 30 words stories *_DONE_*</text:p>
      <text:p text:style-name="P1">3) Tokenize the corpus with NLTK *_DONE_*</text:p>
      <text:p text:style-name="Standard">Reference to nltk: http://www.nltk.org/</text:p>
      <text:p text:style-name="Standard">tokenize.punkt: https://www.nltk.org/_modules/nltk/tokenize/punkt.html (edited) </text:p>
      <text:p text:style-name="Standard"/>
      <text:p text:style-name="Standard">jorgegarciaflo [9:48 AM]</text:p>
      <text:p text:style-name="P1">4) Limitar el vocabulario a ~105k tokens (_right now we have *258612* with a lot of garbage on it_)</text:p>
      <text:p text:style-name="P1">*Just put UNK on words which are not on the list of the 105k most frequent words* *WRONG*</text:p>
      <text:p text:style-name="Standard"><text:span text:style-name="T2">*_We just need to get to 300k stories between 30 and 1000 words and the vocabulary size will be different and that's OK._*</text:span> </text:p>
      <text:p text:style-name="P2">5) *Warning @gerardo: we had a misunderstanding here:* _Excluir historias en donde una misma palabra se repita más de 10 veces (confirmer avec @jlr)_</text:p>
      <text:p text:style-name="Standard"><text:span text:style-name="T4">*Lo que tenemos que hacer es remplazar las palabras que ocurren menos de 10 veces en el corpus por el token UNK (de _unknown_)*</text:span> (edited) </text:p>
      <text:p text:style-name="Standard">6) Especial tokens: &lt;number&gt; &lt;url&gt; (edited) </text:p>
      <text:p text:style-name="P3">7) Lematizar y sacar Parts of Speech (en una segunda etapa) *EXCLUDE: it's not done on the paper*</text:p>
      <text:p text:style-name="P3">https://textminingonline.com/dive-into-nltk-part-iv-stemming-and-lemmatization (edited) </text:p>
      <text:p text:style-name="Standard">8 ) Are we avoiding profanity as Fan 2017 ?</text:p>
      <text:p text:style-name="Standard">https://stackoverflow.com/questions/5282270/regular-expression-for-replacing-profanity-words-in-a-string</text:p>
      <text:p text:style-name="Standard">Stack Overflow</text:p>
      <text:p text:style-name="Standard">Regular expression for replacing profanity words in a string</text:p>
      <text:p text:style-name="Standard">I'm trying to replace a set of words in a text string. Now I have a loop, which does not perform well: function clearProfanity(s) { var profanity = ['ass', 'bottom', 'damn', 'shit']; for (va...</text:p>
      <text:p text:style-name="Standard">if you can work better on this fork? https://github.com/rcln/wp</text:p>
      <text:p text:style-name="Standard">GitHub</text:p>
      <text:p text:style-name="Standard">rcln/wp</text:p>
      <text:p text:style-name="Standard">Repositorio para de writing prompts. Contribute to rcln/wp development by creating an account on GitHub.</text:p>
      <text:p text:style-name="Standard"/>
      <text:p text:style-name="Standard">jorgegarciaflo [10:01 AM]</text:p>
      <text:p text:style-name="Standard">*Next meeting: Wednesday February 20, 9am CDMX, 16h Paris*</text:p>
      <text:p text:style-name="Standard">Linux Cleaning commands:</text:p>
      <text:p text:style-name="Standard">`grep`</text:p>
      <text:p text:style-name="Standard">`wc`</text:p>
      <text:p text:style-name="Standard">`sed` (for regular expressions)</text:p>
      <text:p text:style-name="Standard">everything relating enters can be done with sed</text:p>
      <text:p text:style-name="Standard"/>
      <text:p text:style-name="Standard">jorgegarciaflo [2:22 PM]</text:p>
      <text:p text:style-name="Standard">pycharm https://www.jetbrains.com/pycharm/</text:p>
      <text:p text:style-name="Standard">JetBrains</text:p>
      <text:p text:style-name="Standard">PyCharm: Python IDE for Professional Developers by JetBrains</text:p>
      <text:p text:style-name="Standard"><text:soft-page-break/>Python &amp; Django IDE with intelligent code completion, on-the-fly error checking, quick-fixes, and much more...</text:p>
      <text:p text:style-name="Standard">Platforms:</text:p>
      <text:p text:style-name="Standard">Windows, macOS, Linux</text:p>
      <text:p text:style-name="Standard"/>
      <text:p text:style-name="Standard">jorgegarciaflo [12:12 AM]</text:p>
      <text:p text:style-name="Standard">question to @jlr: shall we exlcude stories with horrible unkown words when we reduce de vocabulary size from 258k to 105, or shall we just mark these words as unkown</text:p>
      <text:p text:style-name="Standard"/>
      <text:p text:style-name="Standard">jorgegarciaflo [10:14 AM]</text:p>
      <text:p text:style-name="Standard">NUEVO *TODO* para el miércoles 6 de marzo:</text:p>
      <text:p text:style-name="Standard">1) Aumentar el corpus de Word Prompts redit hasta llegar a 300k€ historias válidas (30&lt;palabras&lt;1000, no <text:span text:style-name="T4">profanity</text:span>)</text:p>
      <text:p text:style-name="P4">2) Contar la frecuencia de cada palabra (quizá con NLTK) y sustituir aquellas que tengan una frecuencia inferior a 10 por UNK</text:p>
      <text:p text:style-name="Standard">ccp @gerar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07:34.280284304</meta:creation-date>
    <dc:date>2019-03-06T14:13:10.205186555</dc:date>
    <meta:editing-duration>PT5H45M14S</meta:editing-duration>
    <meta:editing-cycles>1</meta:editing-cycles>
    <meta:document-statistic meta:table-count="0" meta:image-count="0" meta:object-count="0" meta:page-count="2" meta:paragraph-count="48" meta:word-count="426" meta:character-count="2921" meta:non-whitespace-character-count="2537"/>
    <meta:generator>LibreOffice/6.1.4.2$Linux_X86_64 LibreOffice_project/10$Build-2</meta:generator>
  </office:meta>
</office:document-meta>
</file>